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421" officeooo:paragraph-rsid="000e1421"/>
    </style:style>
    <style:style style:name="P2" style:family="paragraph" style:parent-style-name="Standard">
      <style:text-properties officeooo:rsid="000e1421" officeooo:paragraph-rsid="000e1421" style:text-overline-style="none" style:text-overline-color="font-colo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dido (#numero, fecha, total)</text:p>
      <text:p text:style-name="P1"/>
      <text:p text:style-name="P1">Pedido (<text:span text:style-name="T2">#numero, </text:span><text:span text:style-name="T1">numero_pedido,</text:span><text:span text:style-name="T2"> cantidad, </text:span><text:span text:style-name="T1">id_flor)</text:span></text:p>
      <text:p text:style-name="P1"><text:span text:style-name="T1"/></text:p>
      <text:p text:style-name="P2">Flor ( #nombre_cien, #nombre_com, pvp, <text:span text:style-name="T1">sombre_especiflor)</text:span></text:p>
      <text:p text:style-name="P2"><text:span text:style-name="T1"/></text:p>
      <text:p text:style-name="P2">EspecieFlor (#nombre, ep_flor, estacion, suelo, tiem_expos)</text:p>
      <text:p text:style-name="P2"/>
      <text:p text:style-name="P2">Claves foráneas</text:p>
      <text:p text:style-name="P2"/>
      <text:p text:style-name="P2">LineaPedido (<text:span text:style-name="T1">numero_pedido) </text:span>→ Pedido (#numero)</text:p>
      <text:p text:style-name="P2"/>
      <text:p text:style-name="P2">LineaPedido (<text:span text:style-name="T1">id_flor)</text:span> → Flor (#nombre_cien)</text:p>
      <text:p text:style-name="P2"/>
      <text:p text:style-name="P2">Flor (<text:span text:style-name="T1">nombre_especieflor) </text:span><text:s/>→ EspecieFlor 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5T20:13:01.477000000</meta:creation-date>
    <dc:date>2025-11-05T20:37:22.062000000</dc:date>
    <meta:editing-duration>PT14M6S</meta:editing-duration>
    <meta:editing-cycles>1</meta:editing-cycles>
    <meta:document-statistic meta:table-count="0" meta:image-count="0" meta:object-count="0" meta:page-count="1" meta:paragraph-count="8" meta:word-count="37" meta:character-count="341" meta:non-whitespace-character-count="310"/>
    <meta:generator>LibreOffice/24.2.3.2$Windows_X86_64 LibreOffice_project/433d9c2ded56988e8a90e6b2e771ee4e6a5ab2ba</meta:generator>
  </office:meta>
</office:document-meta>
</file>